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7116b" officeooo:paragraph-rsid="0027462a"/>
    </style:style>
    <style:style style:name="P2" style:family="paragraph" style:parent-style-name="Text_20_body">
      <style:text-properties officeooo:rsid="0027116b" officeooo:paragraph-rsid="00286284"/>
    </style:style>
    <style:style style:name="P3" style:family="paragraph" style:parent-style-name="Text_20_body">
      <style:text-properties officeooo:rsid="0027116b" officeooo:paragraph-rsid="002d5ce7"/>
    </style:style>
    <style:style style:name="P4" style:family="paragraph" style:parent-style-name="Heading_20_3">
      <style:text-properties officeooo:paragraph-rsid="0027462a"/>
    </style:style>
    <style:style style:name="P5" style:family="paragraph" style:parent-style-name="Heading_20_3">
      <style:text-properties officeooo:rsid="0027116b" officeooo:paragraph-rsid="0027462a"/>
    </style:style>
    <style:style style:name="P6" style:family="paragraph" style:parent-style-name="Heading_20_3">
      <style:text-properties officeooo:paragraph-rsid="002f4a7b"/>
    </style:style>
    <style:style style:name="P7" style:family="paragraph" style:parent-style-name="Heading_20_3">
      <style:text-properties officeooo:rsid="002cb205" officeooo:paragraph-rsid="003117b6"/>
    </style:style>
    <style:style style:name="P8" style:family="paragraph" style:parent-style-name="Text_20_body">
      <style:text-properties officeooo:rsid="002cb205" officeooo:paragraph-rsid="002f4a7b"/>
    </style:style>
    <style:style style:name="P9" style:family="paragraph" style:parent-style-name="Text_20_body">
      <style:text-properties officeooo:rsid="002cb205" officeooo:paragraph-rsid="003117b6"/>
    </style:style>
    <style:style style:name="P10" style:family="paragraph" style:parent-style-name="Heading_20_2">
      <style:text-properties officeooo:paragraph-rsid="002f4a7b"/>
    </style:style>
    <style:style style:name="P11" style:family="paragraph" style:parent-style-name="Heading_20_1" style:master-page-name="Right_20_Page">
      <style:paragraph-properties style:page-number="auto"/>
      <style:text-properties officeooo:rsid="002cb205" officeooo:paragraph-rsid="002f4a7b"/>
    </style:style>
    <style:style style:name="T1" style:family="text">
      <style:text-properties officeooo:rsid="0027116b"/>
    </style:style>
    <style:style style:name="T2" style:family="text">
      <style:text-properties officeooo:rsid="0025665b"/>
    </style:style>
    <style:style style:name="T3" style:family="text">
      <style:text-properties officeooo:rsid="00286284"/>
    </style:style>
    <style:style style:name="T4" style:family="text">
      <style:text-properties officeooo:rsid="002b2535"/>
    </style:style>
    <style:style style:name="T5" style:family="text">
      <style:text-properties officeooo:rsid="002cb205"/>
    </style:style>
    <style:style style:name="T6" style:family="text">
      <style:text-properties officeooo:rsid="002e4d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Somewhere Over the Rainbow</text:h>
      <text:p text:style-name="P10">(<text:span text:style-name="T5">Israel Kamakawiwo'ole</text:span>)</text:p>
      <text:p text:style-name="P6"><text:span text:style-name="T5">[VERSE 1]</text:span></text:p>
      <text:p text:style-name="P8">C <text:s text:c="8"/>Em <text:s text:c="14"/>F <text:s text:c="5"/>C</text:p>
      <text:p text:style-name="P8">Somewhere over the rainbow Way up high</text:p>
      <text:p text:style-name="P9">F <text:s text:c="7"/>C <text:s text:c="24"/>G <text:s text:c="13"/>Am F</text:p>
      <text:p text:style-name="P9">And the dreams that you dreamed of Once in a lullaby</text:p>
      <text:p text:style-name="P8">C <text:s text:c="8"/>Em <text:s text:c="15"/>F <text:s text:c="9"/>C</text:p>
      <text:p text:style-name="P8">Somewhere over the rainbow, <text:span text:style-name="T6">b</text:span>lue birds fly</text:p>
      <text:p text:style-name="P8">F <text:s text:c="6"/>C</text:p>
      <text:p text:style-name="P8">And the dreams that you dreamed of</text:p>
      <text:p text:style-name="P8">G <text:s text:c="20"/>Am <text:s text:c="4"/>F</text:p>
      <text:p text:style-name="P8">Dreams really do come true</text:p>
      <text:p text:style-name="P6">[CHORUS]</text:p>
      <text:p text:style-name="P8">C</text:p>
      <text:p text:style-name="P8">Someday I'll wish upon a star</text:p>
      <text:p text:style-name="P8">Em <text:s text:c="34"/>Am <text:s text:c="4"/>F</text:p>
      <text:p text:style-name="P8">Wake up where the clouds are far behind me</text:p>
      <text:p text:style-name="P8">C</text:p>
      <text:p text:style-name="P8">Where trouble melts like lemon drops</text:p>
      <text:p text:style-name="P9">Em <text:s text:c="28"/>Am <text:s text:c="10"/>F</text:p>
      <text:p text:style-name="P9">High above the chimney tops is where you'll find me</text:p>
      <text:p text:style-name="P6">[VERSE 2]</text:p>
      <text:p text:style-name="P8">C <text:s text:c="8"/>Em <text:s text:c="15"/>F <text:s text:c="7"/>C</text:p>
      <text:p text:style-name="P8">Somewhere over the rainbow, <text:span text:style-name="T6">b</text:span>luebirds fly</text:p>
      <text:p text:style-name="P8">F <text:s text:c="6"/>C <text:s text:c="24"/></text:p>
      <text:p text:style-name="P8">And the dreams that you dare to</text:p>
      <text:p text:style-name="P8">G <text:s text:c="17"/>Am <text:s text:c="4"/>F</text:p>
      <text:p text:style-name="P8">Oh why oh why can't I</text:p>
      <text:p text:style-name="P7">[CHORUS]</text:p>
      <text:p text:style-name="P9">C</text:p>
      <text:p text:style-name="P9">Someday I'll wish upon a star</text:p>
      <text:p text:style-name="P9">Em <text:s text:c="34"/>Am <text:s text:c="4"/>F</text:p>
      <text:p text:style-name="P9">Wake up where the clouds are far behind me</text:p>
      <text:p text:style-name="P9"><text:soft-page-break/>C</text:p>
      <text:p text:style-name="P9">Where trouble melts like lemon drops</text:p>
      <text:p text:style-name="P9">Em <text:s text:c="28"/>Am <text:s text:c="10"/>F</text:p>
      <text:p text:style-name="P8">High above the chimney tops is where you'll find me</text:p>
      <text:p text:style-name="P6">[VERSE 3]</text:p>
      <text:p text:style-name="P8">C <text:s text:c="9"/>Em <text:s text:c="14"/>F <text:s text:c="5"/>C</text:p>
      <text:p text:style-name="P8">Somewhere over the rainbow, <text:span text:style-name="T6">w</text:span>ay up high</text:p>
      <text:p text:style-name="P8">F <text:s text:c="7"/>C <text:s text:c="24"/></text:p>
      <text:p text:style-name="P8">And the dreams that you dare to</text:p>
      <text:p text:style-name="P8">G <text:s text:c="17"/>Am <text:s text:c="2"/>F</text:p>
      <text:p text:style-name="P8">Oh why oh why can't I</text:p>
      <text:p text:style-name="P6">[OUTRO]</text:p>
      <text:p text:style-name="P8"><text:span text:style-name="T5">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35M31S</meta:editing-duration>
    <meta:editing-cycles>33</meta:editing-cycles>
    <meta:generator>LibreOffice/5.3.6.1$MacOSX_X86_64 LibreOffice_project/686f202eff87ef707079aeb7f485847613344eb7</meta:generator>
    <dc:title>Lyrics + Chords</dc:title>
    <dc:date>2017-10-17T10:46:08.657721000</dc:date>
    <meta:print-date>2017-04-03T12:23:29.985893000</meta:print-date>
    <meta:document-statistic meta:table-count="0" meta:image-count="0" meta:object-count="0" meta:page-count="2" meta:paragraph-count="47" meta:word-count="206" meta:character-count="1339" meta:non-whitespace-character-count="73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